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96b" officeooo:paragraph-rsid="0000e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kjjw qwqmr wrkj wqkjdw3 mrkwbrm w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6T01:19:23.041000000</dc:date>
    <meta:editing-duration>PT5S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1"/>
  </office:meta>
</office:document-meta>
</file>